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fe7f5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0pt"/>
    </style:style>
    <style:style style:name="P5" style:family="paragraph">
      <style:paragraph-properties fo:text-align="center"/>
      <style:text-properties fo:font-size="10pt" style:font-size-asian="18pt" style:font-size-complex="18pt"/>
    </style:style>
    <style:style style:name="P6" style:family="paragraph">
      <style:paragraph-properties fo:text-align="center"/>
      <style:text-properties fo:font-size="24pt" style:font-size-asian="24pt" style:font-size-complex="24pt"/>
    </style:style>
    <style:style style:name="P7" style:family="paragraph">
      <style:text-properties fo:font-size="24pt" style:font-size-asian="24pt" style:font-size-complex="2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xml:id="id6" draw:id="id6" draw:layer="layout" svg:width="4.318cm" svg:height="2.54cm" svg:x="7.962cm" svg:y="13.689cm">
          <draw:glue-point draw:id="4" svg:x="3.876cm" svg:y="3.043cm"/>
          <draw:glue-point draw:id="5" svg:x="3.582cm" svg:y="-3.456cm"/>
          <text:p text:style-name="P1"><text:span text:style-name="T1">Exercise</text:span><text:span text:style-name="T1"><text:line-break/></text:span><text:span text:style-name="T1">uP Controller</text:span></text:p>
        </draw:ellipse>
        <draw:ellipse draw:style-name="gr2" draw:text-style-name="P3" xml:id="id2" draw:id="id2" draw:layer="layout" svg:width="2.667cm" svg:height="1.524cm" svg:x="5.064cm" svg:y="19.567cm">
          <text:p text:style-name="P1"><text:span text:style-name="T2">Motor</text:span></text:p>
          <text:p text:style-name="P1"><text:span text:style-name="T2">Controller</text:span></text:p>
        </draw:ellipse>
        <draw:ellipse draw:style-name="text" draw:text-style-name="P4" draw:layer="layout" svg:width="1.143cm" svg:height="1.524cm" svg:x="3.032cm" svg:y="20.431cm">
          <text:p/>
        </draw:ellipse>
        <draw:circle draw:style-name="gr2" draw:text-style-name="P5" xml:id="id3" draw:id="id3" draw:layer="layout" svg:width="1.524cm" svg:height="1.524cm" svg:x="5.635cm" svg:y="22.361cm">
          <text:p text:style-name="P1"><text:span text:style-name="T3">Motor</text:span></text:p>
        </draw:circle>
        <draw:connector draw:style-name="gr3" draw:text-style-name="P5" draw:layer="layout" svg:x1="8.978cm" svg:y1="18.451cm" svg:x2="7.731cm" svg:y2="20.329cm" draw:start-shape="id1" draw:start-glue-point="3" draw:end-shape="id2" svg:d="M8978 18451h-623v1878h-624">
          <text:p/>
        </draw:connector>
        <draw:connector draw:style-name="gr3" draw:text-style-name="P5" draw:layer="layout" svg:x1="6.397cm" svg:y1="21.091cm" svg:x2="6.397cm" svg:y2="22.361cm" draw:start-shape="id2" draw:end-shape="id3" draw:end-glue-point="0" svg:d="M6397 21091v1270">
          <text:p/>
        </draw:connector>
        <draw:custom-shape draw:style-name="gr4" draw:text-style-name="P5" xml:id="id9" draw:id="id9" draw:layer="layout" svg:width="2.794cm" svg:height="1.397cm" svg:x="2.778cm" svg:y="10.017cm">
          <text:p text:style-name="P5">3-axis<text:line-break/>Accelerome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2" draw:id="id12" draw:layer="layout" svg:width="2.794cm" svg:height="1.397cm" svg:x="6.476cm" svg:y="3.578cm">
          <text:p text:style-name="P5">Pedal Force<text:line-break/>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3" draw:id="id13" draw:layer="layout" svg:width="2.794cm" svg:height="1.397cm" svg:x="9.905cm" svg:y="3.578cm">
          <text:p text:style-name="P5">Chain Tension<text:line-break/>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5" draw:id="id5" draw:layer="layout" svg:width="2.794cm" svg:height="1.27cm" svg:x="2.778cm" svg:y="12.049cm">
          <text:p text:style-name="P5">Motor Amps &amp;<text:line-break/>Volts 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0" draw:id="id10" draw:layer="layout" svg:width="2.667cm" svg:height="1.27cm" svg:x="2.905cm" svg:y="7.731cm">
          <text:p text:style-name="P5">Wheel Speed<text:line-break/>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1" draw:id="id11" draw:layer="layout" svg:width="2.667cm" svg:height="1.27cm" svg:x="3.624cm" svg:y="5.479cm">
          <text:p text:style-name="P5">Pedal Speed<text:line-break/>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4" draw:id="id4" draw:layer="layout" svg:width="2.794cm" svg:height="1.397cm" svg:x="8.724cm" svg:y="21.055cm">
          <text:p text:style-name="P5">Electric<text:line-break/>Shif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svg:x1="10.121cm" svg:y1="19.15cm" svg:x2="10.121cm" svg:y2="21.055cm" draw:start-shape="id1" draw:start-glue-point="2" draw:end-shape="id4" svg:d="M10121 19150v1905">
          <text:p/>
        </draw:connector>
        <draw:connector draw:style-name="gr3" draw:text-style-name="P5" draw:layer="layout" svg:x1="5.635cm" svg:y1="23.123cm" svg:x2="4.175cm" svg:y2="13.319cm" draw:start-shape="id3" draw:start-glue-point="3" draw:end-shape="id5" draw:end-glue-point="2" svg:d="M5635 23123h-1460v-9804">
          <text:p/>
        </draw:connector>
        <draw:custom-shape draw:style-name="gr4" draw:text-style-name="P5" xml:id="id7" draw:id="id7" draw:layer="layout" svg:width="1.651cm" svg:height="1.143cm" svg:x="5.318cm" svg:y="14.388cm">
          <text:p text:style-name="P5">NV RA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4" draw:id="id14" draw:layer="layout" svg:width="2.286cm" svg:height="1.27cm" svg:x="13.715cm" svg:y="3.641cm">
          <text:p text:style-name="P5">Wind Speed<text:line-break/>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8" draw:id="id18" draw:layer="layout" svg:width="3.048cm" svg:height="1.27cm" svg:x="16.748cm" svg:y="11.922cm">
          <text:p text:style-name="P5">Visual Displ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20" draw:id="id20" draw:layer="layout" svg:width="2.794cm" svg:height="1.397cm" svg:x="16.748cm" svg:y="16.748cm">
          <text:p text:style-name="P5">Tactile Feedback<text:line-break/>Devi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svg:x1="7.962cm" svg:y1="14.959cm" svg:x2="6.969cm" svg:y2="14.959cm" draw:start-shape="id6" draw:start-glue-point="3" draw:end-shape="id7" draw:end-glue-point="1" svg:d="M7962 14959h-993">
          <text:p/>
        </draw:connector>
        <draw:custom-shape draw:style-name="gr4" draw:text-style-name="P5" xml:id="id15" draw:id="id15" draw:layer="layout" svg:width="2.794cm" svg:height="1.397cm" svg:x="17.002cm" svg:y="6.842cm">
          <text:p text:style-name="P5">Thumb Thrott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8" draw:id="id8" draw:layer="layout" svg:width="2.667cm" svg:height="1.778cm" svg:x="8.788cm" svg:y="8.62cm">
          <draw:glue-point draw:id="4" svg:x="-5.005cm" svg:y="2.857cm"/>
          <draw:glue-point draw:id="5" svg:x="-5.005cm" svg:y="1.428cm"/>
          <draw:glue-point draw:id="6" svg:x="-5.005cm" svg:y="-1.428cm"/>
          <draw:glue-point draw:id="7" svg:x="-5.005cm" svg:y="-2.857cm"/>
          <draw:glue-point draw:id="8" svg:x="3.419cm" svg:y="-5cm"/>
          <draw:glue-point draw:id="9" svg:x="1.991cm" svg:y="-5cm"/>
          <draw:glue-point draw:id="10" svg:x="-3.247cm" svg:y="-5cm"/>
          <draw:glue-point draw:id="11" svg:x="-1.818cm" svg:y="-5cm"/>
          <text:p text:style-name="P5">Sens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0.121cm" svg:y1="10.398cm" svg:x2="10.121cm" svg:y2="13.689cm" draw:start-shape="id8" draw:start-glue-point="2" draw:end-shape="id6" draw:end-glue-point="0" svg:d="M10121 10398v3291">
          <text:p/>
        </draw:connector>
        <draw:connector draw:style-name="gr6" draw:text-style-name="P5" draw:layer="layout" draw:line-skew="0.297cm" svg:x1="5.572cm" svg:y1="12.684cm" svg:x2="8.788cm" svg:y2="10.016cm" draw:start-shape="id5" draw:start-glue-point="1" draw:end-shape="id8" draw:end-glue-point="4" svg:d="M5572 12684h1905v-2668h1311">
          <text:p/>
        </draw:connector>
        <draw:connector draw:style-name="gr6" draw:text-style-name="P5" draw:layer="layout" svg:x1="5.572cm" svg:y1="10.715cm" svg:x2="8.788cm" svg:y2="9.762cm" draw:start-shape="id9" draw:start-glue-point="1" draw:end-shape="id8" draw:end-glue-point="5" svg:d="M5572 10715h1608v-953h1608">
          <text:p/>
        </draw:connector>
        <draw:connector draw:style-name="gr6" draw:text-style-name="P5" draw:layer="layout" svg:x1="5.572cm" svg:y1="8.366cm" svg:x2="8.788cm" svg:y2="9.509cm" draw:start-shape="id10" draw:start-glue-point="1" draw:end-shape="id8" draw:end-glue-point="3" svg:d="M5572 8366h1608v1143h1608">
          <text:p/>
        </draw:connector>
        <draw:connector draw:style-name="gr6" draw:text-style-name="P6" draw:layer="layout" draw:line-skew="-0.062cm" svg:x1="6.291cm" svg:y1="6.114cm" svg:x2="8.788cm" svg:y2="9.256cm" draw:start-shape="id11" draw:start-glue-point="1" draw:end-shape="id8" draw:end-glue-point="6" svg:d="M6291 6114h1186v3142h1311">
          <text:p/>
        </draw:connector>
        <draw:connector draw:style-name="gr7" draw:text-style-name="P5" draw:layer="layout" svg:x1="7.858cm" svg:y1="9.509cm" svg:x2="7.858cm" svg:y2="9.509cm" svg:d="M7858 9509z">
          <text:p/>
        </draw:connector>
        <draw:connector draw:style-name="gr6" draw:text-style-name="P5" draw:layer="layout" draw:line-skew="-0.21cm" svg:x1="7.873cm" svg:y1="4.975cm" svg:x2="9.256cm" svg:y2="8.62cm" draw:start-shape="id12" draw:start-glue-point="2" draw:end-shape="id8" draw:end-glue-point="10" svg:d="M7873 4975v1613h1383v2032">
          <text:p/>
        </draw:connector>
        <draw:connector draw:style-name="gr6" draw:text-style-name="P5" draw:layer="layout" draw:line-skew="-0.718cm" svg:x1="11.302cm" svg:y1="4.975cm" svg:x2="10.121cm" svg:y2="8.62cm" draw:start-shape="id13" draw:start-glue-point="2" draw:end-shape="id8" draw:end-glue-point="0" svg:d="M11302 4975v1105h-1181v2540">
          <text:p/>
        </draw:connector>
        <draw:connector draw:style-name="gr6" draw:text-style-name="P5" draw:layer="layout" draw:line-skew="-0.178cm" svg:x1="14.858cm" svg:y1="4.911cm" svg:x2="11.032cm" svg:y2="8.62cm" draw:start-shape="id14" draw:start-glue-point="2" draw:end-shape="id8" draw:end-glue-point="8" svg:d="M14858 4911v1677h-3826v2032">
          <text:p/>
        </draw:connector>
        <draw:connector draw:style-name="gr3" draw:text-style-name="P5" draw:layer="layout" svg:x1="17.002cm" svg:y1="7.54cm" svg:x2="14.398cm" svg:y2="8.874cm" draw:start-shape="id15" draw:start-glue-point="3" draw:end-shape="id16" draw:end-glue-point="0" svg:d="M17002 7540h-2604v1334">
          <text:p/>
        </draw:connector>
        <draw:custom-shape draw:style-name="gr4" draw:text-style-name="P5" xml:id="id19" draw:id="id19" draw:layer="layout" svg:width="3.302cm" svg:height="1.27cm" svg:x="16.875cm" svg:y="14.324cm">
          <text:p text:style-name="P5">Audible Feedback<text:line-break/>Devi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" draw:id="id1" draw:layer="layout" svg:width="2.286cm" svg:height="1.397cm" svg:x="8.978cm" svg:y="17.753cm">
          <text:p text:style-name="P5">Control<text:line-break/>Outpu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svg:x1="10.121cm" svg:y1="16.229cm" svg:x2="10.121cm" svg:y2="17.753cm" draw:start-shape="id6" draw:start-glue-point="2" draw:end-shape="id1" draw:end-glue-point="0" svg:d="M10121 16229v1524">
          <text:p/>
        </draw:connector>
        <draw:custom-shape draw:style-name="gr4" draw:text-style-name="P5" xml:id="id16" draw:id="id16" draw:layer="layout" svg:width="2.159cm" svg:height="1.27cm" svg:x="13.319cm" svg:y="8.874cm">
          <text:p text:style-name="P5">User Inpu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7" draw:id="id17" draw:layer="layout" svg:width="1.905cm" svg:height="1.524cm" svg:x="13.573cm" svg:y="14.197cm">
          <draw:glue-point draw:id="4" svg:x="5.002cm" svg:y="-2.427cm"/>
          <draw:glue-point draw:id="5" svg:x="5.002cm" svg:y="2.572cm"/>
          <text:p text:style-name="P5">User<text:line-break/>Outpu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svg:x1="15.477cm" svg:y1="14.59cm" svg:x2="16.748cm" svg:y2="12.557cm" draw:start-shape="id17" draw:start-glue-point="4" draw:end-shape="id18" svg:d="M15477 14590h636v-2033h635">
          <text:p/>
        </draw:connector>
        <draw:connector draw:style-name="gr3" draw:text-style-name="P5" draw:layer="layout" svg:x1="15.478cm" svg:y1="14.959cm" svg:x2="16.875cm" svg:y2="14.959cm" draw:start-shape="id17" draw:start-glue-point="1" draw:end-shape="id19" svg:d="M15478 14959h1397">
          <text:p/>
        </draw:connector>
        <draw:connector draw:style-name="gr3" draw:text-style-name="P5" draw:layer="layout" svg:x1="15.477cm" svg:y1="15.35cm" svg:x2="16.748cm" svg:y2="17.446cm" draw:start-shape="id17" draw:start-glue-point="5" draw:end-shape="id20" svg:d="M15477 15350h636v2096h635">
          <text:p/>
        </draw:connector>
        <draw:connector draw:style-name="gr3" draw:text-style-name="P5" draw:layer="layout" svg:x1="12.28cm" svg:y1="14.959cm" svg:x2="13.573cm" svg:y2="14.959cm" draw:start-shape="id6" draw:start-glue-point="1" draw:end-shape="id17" draw:end-glue-point="3" svg:d="M12280 14959h1293">
          <text:p/>
        </draw:connector>
        <draw:custom-shape draw:style-name="gr4" draw:text-style-name="P5" xml:id="id22" draw:id="id22" draw:layer="layout" svg:width="3.556cm" svg:height="1.397cm" svg:x="13.7cm" svg:y="19.669cm">
          <draw:glue-point draw:id="4" svg:x="2.5cm" svg:y="5.003cm"/>
          <draw:glue-point draw:id="5" svg:x="-2.142cm" svg:y="5.003cm"/>
          <text:p text:style-name="P5">External Applications<text:line-break/>and Data Stor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21" draw:id="id21" draw:layer="layout" svg:width="1.905cm" svg:height="1.27cm" svg:x="17.129cm" svg:y="8.874cm">
          <text:p text:style-name="P5">Buttons,et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svg:x1="17.129cm" svg:y1="9.509cm" svg:x2="15.478cm" svg:y2="9.509cm" draw:start-shape="id21" draw:start-glue-point="3" draw:end-shape="id16" draw:end-glue-point="1" svg:d="M17129 9509h-1651">
          <text:p/>
        </draw:connector>
        <draw:connector draw:style-name="gr5" draw:text-style-name="P5" draw:layer="layout" draw:line-skew="-1.195cm" svg:x1="13.7cm" svg:y1="20.367cm" svg:x2="11.794cm" svg:y2="15.731cm" draw:start-shape="id22" draw:start-glue-point="3" draw:end-shape="id6" draw:end-glue-point="4" svg:d="M13700 20367h-1905v-4636h-1">
          <text:p/>
        </draw:connector>
        <draw:custom-shape draw:style-name="gr4" draw:text-style-name="P5" xml:id="id23" draw:id="id23" draw:layer="layout" svg:width="1.143cm" svg:height="2.413cm" svg:x="13.573cm" svg:y="22.654cm">
          <text:p text:style-name="P5">Pho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24" draw:id="id24" draw:layer="layout" svg:width="2.032cm" svg:height="2.159cm" svg:x="15.986cm" svg:y="22.781cm">
          <text:p text:style-name="P5">Internet</text:p>
          <text:p text:style-name="P5">Clou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svg:x1="14.717cm" svg:y1="21.065cm" svg:x2="14.144cm" svg:y2="22.654cm" draw:start-shape="id22" draw:start-glue-point="5" draw:end-shape="id23" draw:end-glue-point="0" svg:d="M14717 21065v795h-573v794">
          <text:p/>
        </draw:connector>
        <draw:connector draw:style-name="gr5" draw:text-style-name="P5" draw:layer="layout" svg:x1="17.002cm" svg:y1="22.781cm" svg:x2="16.367cm" svg:y2="21.065cm" draw:start-shape="id24" draw:start-glue-point="0" draw:end-shape="id22" draw:end-glue-point="4" svg:d="M17002 22781v-858h-635v-858">
          <text:p/>
        </draw:connector>
        <draw:connector draw:style-name="gr5" draw:text-style-name="P5" draw:layer="layout" svg:x1="14.716cm" svg:y1="23.86cm" svg:x2="15.986cm" svg:y2="23.86cm" draw:start-shape="id23" draw:start-glue-point="1" draw:end-shape="id24" draw:end-glue-point="3" svg:d="M14716 23860h1270">
          <text:p/>
        </draw:connector>
        <draw:connector draw:style-name="gr5" draw:text-style-name="P5" draw:layer="layout" svg:x1="11.667cm" svg:y1="9.763cm" svg:x2="11.667cm" svg:y2="9.763cm" svg:d="M11667 9763z">
          <text:p/>
        </draw:connector>
        <draw:connector draw:style-name="gr3" draw:text-style-name="P5" draw:layer="layout" svg:x1="14.398cm" svg:y1="10.144cm" svg:x2="11.667cm" svg:y2="14.082cm" draw:start-shape="id16" draw:start-glue-point="2" draw:end-shape="id6" draw:end-glue-point="5" svg:d="M14398 10144v1773h-2731v2165">
          <text:p/>
        </draw:connector>
        <draw:custom-shape draw:style-name="gr4" draw:text-style-name="P5" xml:id="id25" draw:id="id25" draw:layer="layout" svg:width="1.778cm" svg:height="1.143cm" svg:x="5.508cm" svg:y="24.622cm">
          <text:p text:style-name="P5">Batte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svg:x1="6.397cm" svg:y1="24.622cm" svg:x2="6.397cm" svg:y2="23.885cm" draw:start-shape="id25" draw:start-glue-point="0" draw:end-shape="id3" draw:end-glue-point="2" svg:d="M6397 24622v-737">
          <text:p/>
        </draw:connector>
        <draw:custom-shape draw:style-name="gr4" draw:text-style-name="P5" xml:id="id26" draw:id="id26" draw:layer="layout" svg:width="2.286cm" svg:height="1.27cm" svg:x="8.106cm" svg:y="24.644cm">
          <text:p text:style-name="P5">Pedal Assist<text:line-break/>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svg:x1="9.249cm" svg:y1="24.644cm" svg:x2="7.159cm" svg:y2="23.123cm" draw:start-shape="id26" draw:start-glue-point="0" draw:end-shape="id3" draw:end-glue-point="1" svg:d="M9249 24644v-1521h-2090">
          <text:p/>
        </draw:connector>
        <draw:frame draw:style-name="gr8" draw:text-style-name="P7" draw:layer="layout" svg:width="11.644cm" svg:height="1.195cm" svg:x="6.08cm" svg:y="1.583cm">
          <draw:text-box>
            <text:p text:style-name="P7"><text:span text:style-name="T4">Pedal Assist Exercise Syste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="Arrow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rry Beck</meta:initial-creator>
    <meta:creation-date>2018-01-07T11:49:47.03</meta:creation-date>
    <dc:date>2018-01-07T16:39:07.81</dc:date>
    <dc:creator>Larry Beck</dc:creator>
    <meta:editing-duration>PT1H15M37S</meta:editing-duration>
    <meta:editing-cycles>5</meta:editing-cycles>
    <meta:generator>OpenOffice/4.1.5$Win32 OpenOffice.org_project/415m1$Build-9789</meta:generator>
    <meta:document-statistic meta:object-count="57"/>
  </office:meta>
</office:document-meta>
</file>